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0732" officeooo:paragraph-rsid="00080732"/>
    </style:style>
    <style:style style:name="P2" style:family="paragraph" style:parent-style-name="Standard">
      <style:paragraph-properties fo:text-align="start" style:justify-single-word="false"/>
      <style:text-properties officeooo:rsid="00080732" officeooo:paragraph-rsid="00080732"/>
    </style:style>
    <style:style style:name="P3" style:family="paragraph" style:parent-style-name="Standard">
      <style:text-properties fo:font-weight="bold" officeooo:rsid="00080732" officeooo:paragraph-rsid="0008073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0732" officeooo:paragraph-rsid="00080732" style:font-weight-asian="bold" style:font-weight-complex="bold"/>
    </style:style>
    <style:style style:name="P5" style:family="paragraph" style:parent-style-name="Standard">
      <style:text-properties fo:font-weight="normal" officeooo:rsid="00080732" officeooo:paragraph-rsid="0008073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agenes a cambiar<text:line-break/><text:line-break/><text:span text:style-name="T1">Pecho</text:span><text:line-break/><text:line-break/>Press inclinado mancuernas</text:p>
      <text:p text:style-name="P1">Aperturas con mancuernas</text:p>
      <text:p text:style-name="P1">Press de pecho en máquina (mas o menos bien)</text:p>
      <text:p text:style-name="P1"/>
      <text:p text:style-name="P2"><text:span text:style-name="T1">Espalda</text:span> </text:p>
      <text:p text:style-name="P1"/>
      <text:p text:style-name="P1">Dominadas</text:p>
      <text:p text:style-name="P1">Remo en barra</text:p>
      <text:p text:style-name="P1">Remo con mancuernas</text:p>
      <text:p text:style-name="P1">Jalón al pecho cerrado</text:p>
      <text:p text:style-name="P1"/>
      <text:p text:style-name="P4">Biceps</text:p>
      <text:p text:style-name="P1"><text:line-break/>Curl mancuernas banco inclinado</text:p>
      <text:p text:style-name="P1">Culr martillo</text:p>
      <text:p text:style-name="P1">Curl araña</text:p>
      <text:p text:style-name="P1"/>
      <text:p text:style-name="P1"/>
      <text:p text:style-name="P3">Triceps</text:p>
      <text:p text:style-name="P1"/>
      <text:p text:style-name="P1">Press frances</text:p>
      <text:p text:style-name="P1"/>
      <text:p text:style-name="P3">Hombro</text:p>
      <text:p text:style-name="P1"/>
      <text:p text:style-name="P1">Press militar con mancuernas</text:p>
      <text:p text:style-name="P1"/>
      <text:p text:style-name="P3">Habs</text:p>
      <text:p text:style-name="P1"/>
      <text:p text:style-name="P1">Elevaciones de piernas</text:p>
      <text:p text:style-name="P1">Rodillo abdominal</text:p>
      <text:p text:style-name="P1"/>
      <text:p text:style-name="P3">Cuadriceps</text:p>
      <text:p text:style-name="P1"/>
      <text:p text:style-name="P1">Sentadilla frontal</text:p>
      <text:p text:style-name="P1">Sentadilla en multipower</text:p>
      <text:p text:style-name="P1">Prensa (mas o menos)</text:p>
      <text:p text:style-name="P5">Zancadas</text:p>
      <text:p text:style-name="P5">Sentadilla libre</text:p>
      <text:p text:style-name="P5">Sentadilla bulgara</text:p>
      <text:p text:style-name="P5"/>
      <text:p text:style-name="P3">Femoral</text:p>
      <text:p text:style-name="P5"/>
      <text:p text:style-name="P5">Peso muerto con mancuernas</text:p>
      <text:p text:style-name="P3"/>
      <text:p text:style-name="P3">Gluteos</text:p>
      <text:p text:style-name="P5"/>
      <text:p text:style-name="P5">Zancadas </text:p>
      <text:p text:style-name="P5">Sentadilla sumo (mas o menos)</text:p>
      <text:p text:style-name="P5"><text:soft-page-break/></text:p>
      <text:p text:style-name="P5">Gemelos (mas o meno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8T12:12:50.286000000</dc:date>
    <meta:editing-duration>PT21M43S</meta:editing-duration>
    <meta:editing-cycles>1</meta:editing-cycles>
    <meta:document-statistic meta:table-count="0" meta:image-count="0" meta:object-count="0" meta:page-count="2" meta:paragraph-count="32" meta:word-count="85" meta:character-count="563" meta:non-whitespace-character-count="505"/>
    <meta:generator>LibreOffice/7.4.1.2$Windows_X86_64 LibreOffice_project/3c58a8f3a960df8bc8fd77b461821e42c061c5f0</meta:generator>
  </office:meta>
</office:document-meta>
</file>